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fonso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blo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vi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no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ui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s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nolo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s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edro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nu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blo F.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nuel C.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ni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edro P.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3T09:40:31.230000000</meta:creation-date>
    <dc:date>2023-02-23T09:56:20.459000000</dc:date>
    <meta:editing-duration>PT15M55S</meta:editing-duration>
    <meta:editing-cycles>2</meta:editing-cycles>
    <meta:generator>LibreOffice/7.4.1.2$Windows_X86_64 LibreOffice_project/3c58a8f3a960df8bc8fd77b461821e42c061c5f0</meta:generator>
    <meta:document-statistic meta:table-count="1" meta:cell-count="42" meta:object-count="0"/>
  </office:meta>
</office:document-meta>
</file>